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color="#000080" loext:opacity="100%" style:font-name="JetBrains Mono" fo:font-size="12pt" fo:font-style="normal" fo:font-weight="bold" style:font-size-asian="12pt" style:font-style-asian="normal" style:font-weight-asian="bold"/>
    </style:style>
    <style:style style:name="T2" style:family="text">
      <style:text-properties fo:color="#008000" loext:opacity="100%" style:font-name="JetBrains Mono" fo:font-size="12pt" fo:font-style="normal" fo:font-weight="bold" style:font-size-asian="12pt" style:font-style-asian="normal" style:font-weight-asian="bold"/>
    </style:style>
    <style:style style:name="T3" style:family="text">
      <style:text-properties fo:color="#000000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660e7a" loext:opacity="100%" style:font-name="JetBrains Mono" fo:font-size="12pt" fo:font-style="normal" fo:font-weight="bold" style:font-size-asian="12pt" style:font-style-asian="normal" style:font-weight-asian="bold"/>
    </style:style>
    <style:style style:name="T5" style:family="text">
      <style:text-properties fo:color="#0000ff" loext:opacity="100%" style:font-name="JetBrains Mono" fo:font-size="12pt" fo:font-style="normal" fo:font-weight="normal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vider </text:span><text:span text:style-name="T2">"aws" </text:span><text:span text:style-name="T3">{</text:span><text:line-break/><text:span text:style-name="T3"> <text:s/></text:span><text:span text:style-name="T4">region </text:span><text:span text:style-name="T3">= </text:span><text:span text:style-name="T2">"us-west-1"</text:span><text:line-break/><text:span text:style-name="T2"> <text:s/></text:span><text:span text:style-name="T4">access_key </text:span><text:span text:style-name="T3">= </text:span><text:span text:style-name="T2">"AKIARAGBPONLSZXDINJ6"</text:span><text:line-break/><text:span text:style-name="T2"> <text:s/></text:span><text:span text:style-name="T4">secret_key </text:span><text:span text:style-name="T3">= </text:span><text:span text:style-name="T2">"pKf0cfoOWT7M1RXkqDCXl+KceF9oZCaW3h0CP5z7"</text:span><text:line-break/><text:span text:style-name="T3">}</text:span><text:line-break/><text:span text:style-name="T1">resource </text:span><text:span text:style-name="T2">"aws_vpc" "myvpc" </text:span><text:span text:style-name="T3">{</text:span><text:line-break/><text:span text:style-name="T3"> <text:s/></text:span><text:span text:style-name="T4">cidr_block </text:span><text:span text:style-name="T3">= </text:span><text:span text:style-name="T2">"10.0.0.0/24"</text:span><text:line-break/><text:span text:style-name="T2"> <text:s/></text:span><text:span text:style-name="T4">tags </text:span><text:span text:style-name="T3">= {</text:span><text:line-break/><text:span text:style-name="T3"> <text:s text:c="3"/></text:span><text:span text:style-name="T4">Name </text:span><text:span text:style-name="T3">= </text:span><text:span text:style-name="T2">"myvpc"</text:span><text:line-break/><text:span text:style-name="T2"> <text:s/></text:span><text:span text:style-name="T3">}</text:span><text:line-break/><text:span text:style-name="T3">}</text:span><text:line-break/><text:line-break/><text:span text:style-name="T1">resource </text:span><text:span text:style-name="T2">"aws_subnet" "mysubnet" </text:span><text:span text:style-name="T3">{</text:span><text:line-break/><text:span text:style-name="T3"> <text:s/></text:span><text:span text:style-name="T4">vpc_id </text:span><text:span text:style-name="T3">= aws_vpc.myvpc.</text:span><text:span text:style-name="T4">id</text:span><text:line-break/><text:span text:style-name="T4"> <text:s/>cidr_block </text:span><text:span text:style-name="T3">= </text:span><text:span text:style-name="T2">"10.0.0.0/25"</text:span><text:line-break/><text:span text:style-name="T2"> <text:s/></text:span><text:span text:style-name="T4">tags </text:span><text:span text:style-name="T3">= {</text:span><text:line-break/><text:span text:style-name="T3"> <text:s text:c="3"/></text:span><text:span text:style-name="T4">Name</text:span><text:span text:style-name="T3">= </text:span><text:span text:style-name="T2">"mysubnet"</text:span><text:line-break/><text:span text:style-name="T2"> <text:s/></text:span><text:span text:style-name="T3">}</text:span><text:line-break/><text:span text:style-name="T3">}</text:span><text:line-break/><text:span text:style-name="T1">resource </text:span><text:span text:style-name="T2">"aws_instance" "myinstance" </text:span><text:span text:style-name="T3">{</text:span><text:line-break/><text:span text:style-name="T3"> <text:s/></text:span><text:span text:style-name="T4">ami </text:span><text:span text:style-name="T3">= </text:span><text:span text:style-name="T2">"ami-0d50e5e845c552faf"</text:span><text:line-break/><text:span text:style-name="T2"> <text:s/></text:span><text:span text:style-name="T4">count </text:span><text:span text:style-name="T3">= </text:span><text:span text:style-name="T5">2</text:span><text:line-break/><text:span text:style-name="T5"> <text:s/></text:span><text:span text:style-name="T4">instance_type </text:span><text:span text:style-name="T3">= </text:span><text:span text:style-name="T2">"t2.micro"</text:span><text:line-break/><text:span text:style-name="T3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8:09:58.451178119</meta:creation-date>
    <dc:date>2023-03-11T18:10:45.739705455</dc:date>
    <meta:editing-duration>PT58S</meta:editing-duration>
    <meta:editing-cycles>1</meta:editing-cycles>
    <meta:document-statistic meta:table-count="0" meta:image-count="0" meta:object-count="0" meta:page-count="1" meta:paragraph-count="1" meta:word-count="59" meta:character-count="476" meta:non-whitespace-character-count="383"/>
    <meta:generator>LibreOffice/7.3.7.2$Linux_X86_64 LibreOffice_project/30$Build-2</meta:generator>
  </office:meta>
</office:document-meta>
</file>